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ans Serif" svg:font-family="'CMU Sans Serif'" style:font-pitch="variable"/>
    <style:font-face style:name="CMU Sans Serif1" svg:font-family="'CMU Sans Serif'" style:font-family-generic="modern" style:font-pitch="variable"/>
    <style:font-face style:name="CMU Sans Serif2" svg:font-family="'CMU Sans Serif'" style:font-family-generic="modern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>
      <style:graphic-properties draw:stroke="solid" svg:stroke-width="0.079cm" svg:stroke-color="#c55a11" draw:stroke-linejoin="miter" svg:stroke-linecap="butt" draw:fill="solid" draw:fill-color="#ffffff" draw:textarea-vertical-align="middle" draw:auto-grow-height="false" draw:fit-to-size="false" style:shrink-to-fit="false" fo:min-height="2.039cm" fo:min-width="1.785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6cm" fo:min-width="2.032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butt" draw:fill="none" draw:textarea-vertical-align="top" draw:auto-grow-height="false" fo:min-height="0cm" fo:min-width="1.29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8faadc" draw:stroke-linejoin="miter" svg:stroke-linecap="butt" draw:fill="solid" draw:fill-color="#8faadc" draw:textarea-vertical-align="middle" draw:auto-grow-height="false" draw:fit-to-size="false" style:shrink-to-fit="false" fo:min-height="0.834cm" fo:min-width="0.5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standard">
      <style:graphic-properties draw:stroke="solid" svg:stroke-width="0.106cm" svg:stroke-color="#8faadc" draw:marker-end="msArrowEnd_20_5" draw:marker-end-width="0.318cm" draw:marker-end-center="false" draw:stroke-linejoin="miter" svg:stroke-linecap="butt" draw:fill="none" draw:textarea-vertical-align="top" draw:auto-grow-height="false" fo:min-height="1.291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6cm" fo:min-width="2.032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6cm" fo:min-width="2.032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width="0.106cm" svg:stroke-color="#8faadc" draw:marker-end="msArrowEnd_20_5" draw:marker-end-width="0.318cm" draw:marker-end-center="false" draw:stroke-linejoin="miter" svg:stroke-linecap="butt" draw:fill="none" draw:textarea-vertical-align="top" draw:auto-grow-height="false" fo:min-height="1.308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6cm" fo:min-width="2.032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106cm" svg:stroke-color="#8faadc" draw:marker-end="msArrowEnd_20_5" draw:marker-end-width="0.318cm" draw:marker-end-center="false" draw:stroke-linejoin="miter" svg:stroke-linecap="butt" draw:fill="none" draw:textarea-vertical-align="top" draw:auto-grow-height="false" fo:min-height="1.288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butt" draw:fill="none" draw:textarea-vertical-align="top" draw:auto-grow-height="false" fo:min-height="0.88cm" fo:min-width="1.293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6cm" fo:min-width="2.032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6cm" fo:min-width="2.032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6cm" fo:min-width="2.032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butt" draw:fill="none" draw:textarea-vertical-align="top" draw:auto-grow-height="false" fo:min-height="1.448cm" fo:min-width="1.293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>
      <style:graphic-properties style:protect="size"/>
    </style:style>
    <style:style style:name="pr1" style:family="presentation" style:parent-style-name="Leer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8faadc"/>
      <style:paragraph-properties fo:text-align="center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MU Sans Serif" fo:font-size="46pt" fo:letter-spacing="normal" fo:language="de" fo:country="DE" fo:font-style="normal" style:text-underline-style="none" fo:font-weight="normal" fo:background-color="transparent" style:font-name-asian="CMU Sans Serif2" style:font-size-asian="46pt" style:font-style-asian="normal" style:font-weight-asian="normal" style:font-name-complex="CMU Sans Serif" style:font-size-complex="4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MU Sans Serif" fo:font-size="40pt" fo:letter-spacing="normal" fo:language="de" fo:country="DE" fo:font-style="normal" style:text-underline-style="none" fo:font-weight="normal" fo:background-color="transparent" style:font-name-asian="CMU Sans Serif2" style:font-size-asian="40pt" style:font-style-asian="normal" style:font-weight-asian="normal" style:font-name-complex="CMU Sans Serif" style:font-size-complex="4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afabab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afaba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>
        <draw:custom-shape draw:name="Textfeld 11" draw:style-name="gr1" draw:text-style-name="P2" draw:layer="layout" svg:width="12.598cm" svg:height="2.196cm" svg:x="9.453cm" svg:y="0.418cm">
          <text:p text:style-name="P1"><text:span text:style-name="T1">L1 = list(1,2,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4" draw:style-name="gr2" draw:text-style-name="P2" draw:layer="layout" svg:width="6.76cm" svg:height="2.196cm" svg:x="27.279cm" svg:y="0.418cm">
          <text:p text:style-name="P1"><text:span text:style-name="T1">L2 = L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04">
          <draw:custom-shape draw:name="Rechteck: abgerundete Ecken 3" draw:style-name="gr3" draw:text-style-name="P4" draw:layer="layout" svg:width="2.539cm" svg:height="2.539cm" svg:x="8.221cm" svg:y="5.889cm">
            <text:p text:style-name="P3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4" draw:style-name="gr4" draw:text-style-name="P2" draw:layer="layout" svg:width="2.184cm" svg:height="1.942cm" svg:x="8.441cm" svg:y="6.269cm">
            <text:p text:style-name="P5"><text:span text:style-name="T2">L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" draw:style-name="gr5" draw:text-style-name="P4" draw:layer="layout" svg:width="2.539cm" svg:height="2.539cm" svg:x="12.555cm" svg:y="5.889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10" draw:style-name="gr6" draw:text-style-name="P6" draw:layer="layout" svg:width="1.793cm" svg:height="0.001cm" svg:x="10.761cm" svg:y="7.1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 9" draw:style-name="gr5" draw:text-style-name="P4" draw:layer="layout" svg:width="2.539cm" svg:height="2.539cm" svg:x="15.095cm" svg:y="5.889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3" draw:style-name="gr5" draw:text-style-name="P4" draw:layer="layout" svg:width="2.539cm" svg:height="2.539cm" svg:x="17.635cm" svg:y="5.889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1" draw:style-name="gr7" draw:text-style-name="P7" draw:layer="layout" svg:width="1.538cm" svg:height="1.538cm" svg:x="13.056cm" svg:y="6.39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15" draw:style-name="gr8" draw:text-style-name="P6" draw:layer="layout" svg:width="0.476cm" svg:height="1.541cm" svg:x="13.348cm" svg:y="7.92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Rechteck 17" draw:style-name="gr9" draw:text-style-name="P9" draw:layer="layout" svg:width="2.539cm" svg:height="2.539cm" svg:x="12.078cm" svg:y="9.468cm">
            <text:p text:style-name="P8"><text:span text:style-name="T3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9" draw:style-name="gr10" draw:text-style-name="P2" draw:layer="layout" svg:width="1.396cm" svg:height="1.942cm" svg:x="12.649cm" svg:y="9.969cm">
            <text:p text:style-name="P5"><text:span text:style-name="T2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0" draw:style-name="gr11" draw:text-style-name="P9" draw:layer="layout" svg:width="2.539cm" svg:height="2.539cm" svg:x="15.095cm" svg:y="9.468cm">
            <text:p text:style-name="P8"><text:span text:style-name="T3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21" draw:style-name="gr12" draw:text-style-name="P2" draw:layer="layout" svg:width="1.396cm" svg:height="1.942cm" svg:x="15.666cm" svg:y="9.969cm">
            <text:p text:style-name="P5"><text:span text:style-name="T2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22" draw:style-name="gr7" draw:text-style-name="P7" draw:layer="layout" svg:width="1.538cm" svg:height="1.538cm" svg:x="15.599cm" svg:y="6.37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23" draw:style-name="gr13" draw:text-style-name="P6" draw:layer="layout" svg:width="0.002cm" svg:height="1.558cm" svg:x="16.365cm" svg:y="7.90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Rechteck 25" draw:style-name="gr14" draw:text-style-name="P9" draw:layer="layout" svg:width="2.539cm" svg:height="2.539cm" svg:x="18.113cm" svg:y="9.468cm">
            <text:p text:style-name="P8"><text:span text:style-name="T3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26" draw:style-name="gr15" draw:text-style-name="P2" draw:layer="layout" svg:width="1.396cm" svg:height="1.942cm" svg:x="18.684cm" svg:y="9.969cm">
            <text:p text:style-name="P5"><text:span text:style-name="T2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27" draw:style-name="gr7" draw:text-style-name="P7" draw:layer="layout" svg:width="1.538cm" svg:height="1.538cm" svg:x="18.139cm" svg:y="6.39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28" draw:style-name="gr16" draw:text-style-name="P6" draw:layer="layout" svg:width="0.473cm" svg:height="1.538cm" svg:x="18.908cm" svg:y="7.92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feld 56" draw:style-name="gr17" draw:text-style-name="P2" draw:layer="layout" svg:width="2.37cm" svg:height="1.011cm" svg:x="18.043cm" svg:y="4.928cm">
            <text:p text:style-name="P5"><text:span text:style-name="T4">0</text:span><text:span text:style-name="T4">x</text:span><text:span text:style-name="T4">2</text:span><text:span text:style-name="T4">1</text:span><text:span text:style-name="T4">a</text:span><text:span text:style-name="T4">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: abgerundete Ecken 30" draw:style-name="gr3" draw:text-style-name="P4" draw:layer="layout" svg:width="2.539cm" svg:height="2.539cm" svg:x="23.785cm" svg:y="4.797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feld 31" draw:style-name="gr18" draw:text-style-name="P2" draw:layer="layout" svg:width="2.294cm" svg:height="1.944cm" svg:x="24.03cm" svg:y="5.153cm">
          <text:p text:style-name="P1"><text:span text:style-name="T2">L</text:span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5" draw:text-style-name="P4" draw:layer="layout" svg:width="2.539cm" svg:height="2.539cm" svg:x="28.119cm" svg:y="5.92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3" draw:style-name="gr19" draw:text-style-name="P6" draw:layer="layout" svg:width="1.793cm" svg:height="1.13cm" svg:x="26.325cm" svg:y="6.0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35" draw:style-name="gr5" draw:text-style-name="P4" draw:layer="layout" svg:width="2.539cm" svg:height="2.539cm" svg:x="30.659cm" svg:y="5.92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" draw:style-name="gr5" draw:text-style-name="P4" draw:layer="layout" svg:width="2.539cm" svg:height="2.539cm" svg:x="33.199cm" svg:y="5.92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7" draw:style-name="gr7" draw:text-style-name="P7" draw:layer="layout" svg:width="1.538cm" svg:height="1.538cm" svg:x="28.619cm" svg:y="6.429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38" draw:style-name="gr8" draw:text-style-name="P6" draw:layer="layout" svg:width="0.476cm" svg:height="1.541cm" svg:x="28.912cm" svg:y="7.96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hteck 39" draw:style-name="gr20" draw:text-style-name="P9" draw:layer="layout" svg:width="2.539cm" svg:height="2.539cm" svg:x="27.642cm" svg:y="9.507cm">
          <text:p text:style-name="P8"><text:span text:style-name="T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0" draw:style-name="gr21" draw:text-style-name="P2" draw:layer="layout" svg:width="1.396cm" svg:height="1.942cm" svg:x="28.213cm" svg:y="10.007cm">
          <text:p text:style-name="P1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1" draw:style-name="gr22" draw:text-style-name="P9" draw:layer="layout" svg:width="2.539cm" svg:height="2.539cm" svg:x="30.659cm" svg:y="9.507cm">
          <text:p text:style-name="P8"><text:span text:style-name="T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2" draw:style-name="gr23" draw:text-style-name="P2" draw:layer="layout" svg:width="1.396cm" svg:height="1.942cm" svg:x="31.23cm" svg:y="10.007cm">
          <text:p text:style-name="P1"><text:span text:style-name="T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43" draw:style-name="gr7" draw:text-style-name="P7" draw:layer="layout" svg:width="1.538cm" svg:height="1.538cm" svg:x="31.163cm" svg:y="6.409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4" draw:style-name="gr13" draw:text-style-name="P6" draw:layer="layout" svg:width="0.002cm" svg:height="1.558cm" svg:x="31.929cm" svg:y="7.9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hteck 45" draw:style-name="gr24" draw:text-style-name="P9" draw:layer="layout" svg:width="2.539cm" svg:height="2.539cm" svg:x="33.676cm" svg:y="9.507cm">
          <text:p text:style-name="P8"><text:span text:style-name="T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6" draw:style-name="gr25" draw:text-style-name="P2" draw:layer="layout" svg:width="1.396cm" svg:height="1.942cm" svg:x="34.248cm" svg:y="10.007cm">
          <text:p text:style-name="P1"><text:span text:style-name="T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47" draw:style-name="gr7" draw:text-style-name="P7" draw:layer="layout" svg:width="1.538cm" svg:height="1.538cm" svg:x="33.703cm" svg:y="6.429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48" draw:style-name="gr16" draw:text-style-name="P6" draw:layer="layout" svg:width="0.473cm" svg:height="1.538cm" svg:x="34.472cm" svg:y="7.9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: abgerundete Ecken 50" draw:style-name="gr3" draw:text-style-name="P4" draw:layer="layout" svg:width="2.539cm" svg:height="2.539cm" svg:x="23.785cm" svg:y="7.627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feld 51" draw:style-name="gr26" draw:text-style-name="P2" draw:layer="layout" svg:width="2.87cm" svg:height="1.944cm" svg:x="24.03cm" svg:y="8.048cm">
          <text:p text:style-name="P1"><text:span text:style-name="T2">L</text:span><text:span text:style-name="T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2" draw:style-name="gr27" draw:text-style-name="P6" draw:layer="layout" svg:width="1.793cm" svg:height="1.698cm" svg:x="26.325cm" svg:y="7.19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feld 57" draw:style-name="gr28" draw:text-style-name="P2" draw:layer="layout" svg:width="2.37cm" svg:height="1.011cm" svg:x="33.523cm" svg:y="4.875cm">
          <text:p text:style-name="P1"><text:span text:style-name="T4">0x21a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ans Serif" svg:font-family="'CMU Sans Serif'" style:font-pitch="variable"/>
    <style:font-face style:name="CMU Sans Serif1" svg:font-family="'CMU Sans Serif'" style:font-family-generic="modern" style:font-pitch="variable"/>
    <style:font-face style:name="CMU Sans Serif2" svg:font-family="'CMU Sans Serif'" style:font-family-generic="modern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2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.1000003814697pt" style:font-style-asian="normal" style:font-weight-asian="normal" style:font-name-complex="Lohit Devanagari" style:font-family-complex="'Lohit Devanagari'" style:font-family-generic-complex="system" style:font-pitch-complex="variable" style:font-size-complex="22.1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5.8000001907349pt" fo:letter-spacing="normal" fo:font-style="normal" style:text-underline-style="none" fo:font-weight="normal" fo:background-color="transparent" style:font-size-asian="15.8000001907349pt" style:font-style-asian="normal" style:font-weight-asian="normal" style:font-size-complex="15.8000001907349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1999998092651pt" fo:letter-spacing="normal" fo:font-style="normal" style:text-underline-style="none" fo:font-weight="normal" fo:background-color="transparent" style:font-size-asian="14.1999998092651pt" style:font-style-asian="normal" style:font-weight-asian="normal" style:font-size-complex="14.1999998092651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1999998092651pt" fo:letter-spacing="normal" fo:font-style="normal" style:text-underline-style="none" fo:font-weight="normal" fo:background-color="transparent" style:font-size-asian="14.1999998092651pt" style:font-style-asian="normal" style:font-weight-asian="normal" style:font-size-complex="14.1999998092651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8cm" fo:page-height="15.00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8.70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9.39999961853027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9.39999961853027pt" fo:letter-spacing="normal" fo:language="en" fo:country="GB" fo:font-style="normal" style:text-underline-style="none" fo:font-weight="normal" fo:background-color="transparent" style:font-size-asian="9.39999961853027pt" style:font-style-asian="normal" style:font-weight-asian="normal" style:font-size-complex="9.3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Leer" style:page-layout-name="PM1" draw:style-name="Mdp1">
      <draw:frame draw:name="Date Placeholder 1" presentation:style-name="Mpr1" draw:text-style-name="MP6" draw:layer="backgroundobjects" svg:width="10.799cm" svg:height="0.798cm" svg:x="3.3cm" svg:y="13.905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Footer Placeholder 2" presentation:style-name="Mpr1" draw:text-style-name="MP6" draw:layer="backgroundobjects" svg:width="16.199cm" svg:height="0.798cm" svg:x="15.9cm" svg:y="13.905cm" presentation:class="footer" presentation:user-transformed="true">
        <draw:text-box>
          <text:p text:style-name="MP7"><presentation:footer/></text:p>
        </draw:text-box>
      </draw:frame>
      <draw:frame draw:name="Slide Number Placeholder 3" presentation:style-name="Mpr1" draw:text-style-name="MP6" draw:layer="backgroundobjects" svg:width="10.799cm" svg:height="0.798cm" svg:x="33.9cm" svg:y="13.905cm" presentation:class="page-number" presentation:user-transformed="true">
        <draw:text-box>
          <text:p text:style-name="MP8"><text:span text:style-name="MT1"><text:page-number>1</text:page-number></text:span></text:p>
        </draw:text-box>
      </draw:frame>
      <presentation:notes style:page-layout-name="PM0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Dirk Ostwald</meta:initial-creator>
    <dc:creator>Belinda Fleischmann</dc:creator>
    <meta:editing-cycles>6</meta:editing-cycles>
    <meta:creation-date>2021-04-11T11:23:04</meta:creation-date>
    <dc:date>2023-11-14T15:31:44.786912474</dc:date>
    <meta:editing-duration>PT2M18S</meta:editing-duration>
    <meta:generator>LibreOffice/7.3.7.2$Linux_X86_64 LibreOffice_project/30$Build-2</meta:generator>
    <meta:document-statistic meta:object-count="65"/>
    <meta:user-defined meta:name="AppVersion">16.0000</meta:user-defined>
    <meta:user-defined meta:name="PresentationFormat">Benutzerdefiniert</meta:user-defined>
    <meta:user-defined meta:name="Slides" meta:value-type="float">1</meta:user-defined>
    <meta:template xlink:type="simple" xlink:actuate="onRequest" xlink:title="Office Theme" xlink:href=""/>
  </office:meta>
</office:document-meta>
</file>